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" svg:font-family="Arial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新細明體" fo:font-size="16pt" officeooo:rsid="001587e4" officeooo:paragraph-rsid="0017c404" style:font-name-asian="新細明體" style:font-size-asian="16pt" style:font-size-complex="16pt"/>
    </style:style>
    <style:style style:name="T1" style:family="text">
      <style:text-properties officeooo:rsid="0016d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文<text:span text:style-name="T1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" svg:font-family="Arial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8" style:layout-grid-base-height="1.27cm" style:layout-grid-ruby-height="0.035cm" style:layout-grid-mode="both" style:layout-grid-ruby-below="false" style:layout-grid-print="true" style:layout-grid-display="true" style:layout-grid-base-width="0.847cm" style:layout-grid-snap-to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5:14:55.098000000</meta:creation-date>
    <dc:date>2017-04-27T20:55:56.648000000</dc:date>
    <meta:editing-duration>PT10M4S</meta:editing-duration>
    <meta:editing-cycles>6</meta:editing-cycles>
    <meta:generator>LibreOffice/5.3.1.2$Windows_x86 LibreOffice_project/e80a0e0fd1875e1696614d24c32df0f95f03deb2</meta:generator>
    <meta:document-statistic meta:table-count="0" meta:image-count="0" meta:object-count="0" meta:page-count="1" meta:paragraph-count="1" meta:word-count="2" meta:character-count="2" meta:non-whitespace-character-count="2"/>
  </office:meta>
</office:document-meta>
</file>